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ce style:name="Lohit Hindi1" svg:font-family="'Lohit Hindi'"/>
    <style:font-face style:name="monospace" svg:font-family="monospace"/>
    <style:font-face style:name="DejaVu Sans Mono" svg:font-family="'DejaVu Sans Mono'" style:font-family-generic="modern" style:font-pitch="fixed"/>
    <style:font-face style:name="Lohit Hindi2" svg:font-family="'Lohit Hindi'" style:font-family-generic="modern" style:font-pitch="fixed"/>
    <style:font-face style:name="WenQuanYi Zen Hei Mono" svg:font-family="'WenQuanYi Zen Hei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style:font-face style:name="微软雅黑" svg:font-family="微软雅黑" style:font-family-generic="system" style:font-pitch="variable"/>
  </office:font-face-decls>
  <office:automatic-styles>
    <style:style style:name="P1" style:family="paragraph" style:parent-style-name="Text_20_body">
      <style:paragraph-properties fo:margin-left="0cm" fo:margin-right="0cm" fo:margin-top="0.247cm" fo:margin-bottom="0cm" fo:line-height="120%" fo:text-align="justify" style:justify-single-word="false" fo:orphans="2" fo:widows="2" fo:text-indent="0cm" style:auto-text-indent="false"/>
      <style:text-properties fo:font-variant="normal" fo:text-transform="none" fo:color="#000000" style:font-name="Liberation Serif1" fo:font-size="15pt" fo:letter-spacing="normal" fo:font-style="normal" fo:font-weight="bold"/>
    </style:style>
    <style:style style:name="P2" style:family="paragraph" style:parent-style-name="Text_20_body">
      <style:paragraph-properties fo:margin-left="0cm" fo:margin-right="0cm" fo:margin-top="0cm" fo:margin-bottom="0cm" fo:text-align="justify" style:justify-single-word="false" fo:orphans="2" fo:widows="2" fo:text-indent="0cm" style:auto-text-indent="false"/>
      <style:text-properties fo:font-variant="normal" fo:text-transform="none" fo:color="#000000" style:font-name="Liberation Serif1" fo:font-size="15pt" fo:letter-spacing="normal" fo:font-style="normal" fo:font-weight="normal"/>
    </style:style>
    <style:style style:name="P3" style:family="paragraph" style:parent-style-name="Text_20_body">
      <style:paragraph-properties fo:margin-left="0cm" fo:margin-right="0cm" fo:margin-top="0.141cm" fo:margin-bottom="0cm" fo:text-align="justify" style:justify-single-word="false" fo:orphans="2" fo:widows="2" fo:text-indent="0cm" style:auto-text-indent="false"/>
      <style:text-properties fo:font-variant="normal" fo:text-transform="none" fo:color="#000000" style:font-name="Liberation Serif1" fo:font-size="15pt" fo:letter-spacing="normal" fo:font-style="normal" fo:font-weight="normal"/>
    </style:style>
    <style:style style:name="P4" style:family="paragraph" style:parent-style-name="Text_20_body">
      <style:paragraph-properties fo:margin-left="0cm" fo:margin-right="0cm" fo:margin-top="0.141cm" fo:margin-bottom="0cm" fo:text-align="justify" style:justify-single-word="false" fo:orphans="2" fo:widows="2" fo:text-indent="0cm" style:auto-text-indent="false"/>
      <style:text-properties fo:font-variant="normal" fo:text-transform="none" fo:color="#000000" style:font-name="Liberation Serif1" fo:font-size="15pt" fo:letter-spacing="normal" fo:font-style="normal" fo:font-weight="bold"/>
    </style:style>
    <style:style style:name="P5" style:family="paragraph" style:parent-style-name="Text_20_body" style:list-style-name="">
      <style:paragraph-properties fo:margin-left="0cm" fo:margin-right="0cm" fo:margin-top="0.141cm" fo:margin-bottom="0cm" fo:text-align="justify" style:justify-single-word="false" fo:orphans="2" fo:widows="2" fo:text-indent="0cm" style:auto-text-indent="false"/>
      <style:text-properties fo:font-variant="normal" fo:text-transform="none" fo:color="#000000" style:font-name="Liberation Serif1" fo:font-size="15pt" fo:letter-spacing="normal" fo:font-style="normal" fo:font-weight="bold"/>
    </style:style>
    <style:style style:name="P6" style:family="paragraph" style:parent-style-name="Text_20_body">
      <style:paragraph-properties fo:margin-left="0cm" fo:margin-right="0cm" fo:margin-top="0.141cm" fo:margin-bottom="0cm" fo:text-align="justify" style:justify-single-word="false" fo:orphans="2" fo:widows="2" fo:text-indent="0cm" style:auto-text-indent="false"/>
      <style:text-properties fo:font-variant="normal" fo:text-transform="none" fo:color="#000000" style:font-name="Liberation Serif1" fo:font-size="14pt" fo:letter-spacing="normal" fo:font-style="normal" fo:font-weight="bold"/>
    </style:style>
    <style:style style:name="P7" style:family="paragraph" style:parent-style-name="Text_20_body">
      <style:paragraph-properties fo:margin-left="0cm" fo:margin-right="0cm" fo:margin-top="0.141cm" fo:margin-bottom="0cm" fo:text-align="justify" style:justify-single-word="false" fo:orphans="2" fo:widows="2" fo:text-indent="0cm" style:auto-text-indent="false"/>
    </style:style>
    <style:style style:name="P8" style:family="paragraph" style:parent-style-name="Text_20_body">
      <style:paragraph-properties fo:margin-left="0cm" fo:margin-right="0cm" fo:margin-top="0.282cm" fo:margin-bottom="0cm" fo:text-align="justify" style:justify-single-word="false" fo:orphans="2" fo:widows="2" fo:text-indent="0cm" style:auto-text-indent="false"/>
      <style:text-properties fo:font-variant="normal" fo:text-transform="none" fo:color="#000000" style:font-name="Liberation Serif1" fo:font-size="15pt" fo:letter-spacing="normal" fo:font-style="normal" fo:font-weight="normal"/>
    </style:style>
    <style:style style:name="P9" style:family="paragraph" style:parent-style-name="Text_20_body">
      <style:paragraph-properties fo:margin-left="0cm" fo:margin-right="0cm" fo:margin-top="0.282cm" fo:margin-bottom="0cm" fo:text-align="justify" style:justify-single-word="false" fo:orphans="2" fo:widows="2" fo:text-indent="0cm" style:auto-text-indent="false"/>
    </style:style>
    <style:style style:name="P10" style:family="paragraph" style:parent-style-name="Text_20_body">
      <style:paragraph-properties fo:margin-left="0cm" fo:margin-right="0cm" fo:margin-top="0.318cm" fo:margin-bottom="0.212cm" fo:text-align="justify" style:justify-single-word="false" fo:orphans="2" fo:widows="2" fo:text-indent="0cm" style:auto-text-indent="false"/>
      <style:text-properties fo:font-variant="normal" fo:text-transform="none" fo:color="#000000" style:font-name="Liberation Serif1" fo:font-size="14pt" fo:letter-spacing="normal" fo:font-style="normal" fo:font-weight="bold"/>
    </style:style>
    <style:style style:name="P11" style:family="paragraph" style:parent-style-name="Text_20_body">
      <style:paragraph-properties fo:margin-top="0.282cm" fo:margin-bottom="0.212cm" fo:text-align="justify" style:justify-single-word="false" fo:orphans="2" fo:widows="2"/>
      <style:text-properties fo:font-variant="normal" fo:text-transform="none" fo:color="#000000" style:font-name="Liberation Serif1" fo:letter-spacing="normal" fo:font-style="normal" fo:font-weight="normal"/>
    </style:style>
    <style:style style:name="P12" style:family="paragraph" style:parent-style-name="Text_20_body">
      <style:paragraph-properties fo:margin-top="0.141cm" fo:margin-bottom="0.212cm" fo:text-align="justify" style:justify-single-word="false" fo:orphans="2" fo:widows="2"/>
      <style:text-properties fo:font-variant="normal" fo:text-transform="none" fo:color="#000000" style:font-name="Liberation Serif1" fo:letter-spacing="normal" fo:font-style="normal" fo:font-weight="normal"/>
    </style:style>
    <style:style style:name="T1" style:family="text">
      <style:text-properties fo:font-style="italic"/>
    </style:style>
    <style:style style:name="T2" style:family="text">
      <style:text-properties fo:font-variant="normal" fo:text-transform="none" fo:color="#000000" style:font-name="Liberation Serif1" fo:font-size="15pt" fo:letter-spacing="normal" fo:font-style="normal" fo:font-weight="normal"/>
    </style:style>
    <style:style style:name="T3" style:family="text">
      <style:text-properties fo:font-variant="normal" fo:text-transform="none" fo:color="#000000" style:font-name="Liberation Serif1" fo:font-size="15pt" fo:letter-spacing="normal" fo:font-style="normal" fo:font-weight="normal" fo:background-color="#ffff00"/>
    </style:style>
    <style:style style:name="T4" style:family="text">
      <style:text-properties fo:font-variant="normal" fo:text-transform="none" fo:color="#000000" style:font-name="Liberation Serif1" fo:font-size="15pt" fo:letter-spacing="normal" fo:font-style="italic" fo:font-weight="normal"/>
    </style:style>
    <style:style style:name="T5" style:family="text">
      <style:text-properties fo:font-variant="normal" fo:text-transform="none" fo:color="#000000" style:font-name="monospace" fo:font-size="15pt" fo:letter-spacing="normal" fo:font-style="normal" fo:font-weight="normal"/>
    </style:style>
    <style:style style:name="T6" style:family="text">
      <style:text-properties fo:font-variant="normal" fo:text-transform="none" fo:color="#0000ff" style:font-name="Liberation Serif1" fo:font-size="15pt" fo:letter-spacing="normal" fo:font-style="italic" style:text-underline-style="solid" style:text-underline-width="auto" style:text-underline-color="font-color" fo:font-weight="normal"/>
    </style:style>
    <style:style style:name="T7" style:family="text">
      <style:text-properties fo:font-variant="normal" fo:text-transform="none" fo:color="#0000ff" style:font-name="Liberation Serif1" fo:font-size="15pt" fo:letter-spacing="normal" fo:font-style="normal" style:text-underline-style="solid" style:text-underline-width="auto" style:text-underline-color="font-color" fo:font-weight="normal"/>
    </style:style>
    <style:style style:name="T8" style:family="text">
      <style:text-properties fo:font-variant="normal" fo:text-transform="none" fo:color="#0000ff" style:font-name="Liberation Serif1" fo:font-size="15pt" fo:letter-spacing="normal" fo:font-style="normal" style:text-underline-style="solid" style:text-underline-width="auto" style:text-underline-color="font-color" fo:font-weight="normal" fo:background-color="#ffff00"/>
    </style:style>
    <style:style style:name="T9" style:family="text">
      <style:text-properties fo:background-color="#ffff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text:bookmark text:name="filepos48956"/>1. Introduction</text:h>
      <text:h text:style-name="P2" text:outline-level="1">Dennis Ritchie at AT&amp;T Bell Laboratories <text:span text:style-name="T9">pioneered</text:span> the C programming language in the early 1970s. However, this programming language did not begin to gain widespread popularity and support until the late 1970s. This was because, until that time, C compilers were not readily available for commercial use outside of Bell Laboratories. <text:span text:style-name="T9">Initially</text:span>, this growth in popularity was also partly <text:span text:style-name="T9">spurred</text:span> by the equal, if not faster, growth in popularity of the UNIX operating system, which was written almost entirely in C.</text:h>
      <text:h text:style-name="P7" text:outline-level="1"><text:span text:style-name="T2">Brad J. Cox designed the Objective-C language in the early 1980s. The language was based on a language called SmallTalk-80. Objective-C was </text:span><text:span text:style-name="T4">layered</text:span><text:span text:style-name="T2"> on top of the C language, meaning that extensions were added to C to create a new programming language that enabled </text:span><text:span text:style-name="T6">objects</text:span><text:span text:style-name="T2"> to be created and </text:span><text:span text:style-name="T3">manipulated.</text:span></text:h>
      <text:h text:style-name="P3" text:outline-level="1">NeXT Software licensed the Objective-C language in 1988 and developed its libraries and a development environment called NEXTSTEP. In 1992, Objective-C support was added to the Free Software Foundation’s GNU development environment. The copyrights for all Free Software Foundation (FSF) products are owned by the FSF. It is released under the GNU General Public License.</text:h>
      <text:h text:style-name="P3" text:outline-level="1">In 1994, NeXT Computer and Sun Microsystems released a standardized specification of the NEXTSTEP system, called OPENSTEP. The FSF’s implementation of OPENSTEP is called GNUStep. A Linux version, which also includes the Linux kernel and the GNUStep development environment, is called, appropriately enough, LinuxSTEP.</text:h>
      <text:h text:style-name="P3" text:outline-level="1">On December 20, 1996, Apple Computer announced that it was <text:span text:style-name="T9">acquiring</text:span> NeXT Software, and the NEXTSTEP/OPENSTEP environment became the basis for the next major release of Apple’s operating system, OS X. Apple’s version of this development environment was called Cocoa. With built-in support for the Objective-C language, coupled with development tools such as Project Builder (or its successor Xcode) and Interface Builder, Apple created a powerful development environment for application development on Mac OS X.</text:h>
      <text:h text:style-name="P3" text:outline-level="1">In 2007, Apple released an update to the Objective-C language and labeled it Objective-C 2.0. That version of the language formed the basis for the second edition of the book.</text:h>
      <text:h text:style-name="P3" text:outline-level="1"><text:bookmark text:name="filepos51584"/>When the iPhone was released in 2007, developers <text:span text:style-name="T9">clamored</text:span> for the opportunity to develop applications for this revolutionary device. At first, Apple did not welcome third-party application development. The company’s way of <text:span text:style-name="T9">placating</text:span> <text:span text:style-name="T9">wannabe</text:span> iPhone developers was to allow them to develop Web-based applications. A Web-based application runs under the iPhone’s built-in Safari Web browser and requires the user to connect to the Web site that hosts the <text:soft-page-break/>application in order to run it. Developers were not satisfied with the many <text:span text:style-name="T9">inherent</text:span> limitations of Web-based applications, and Apple shortly <text:span text:style-name="T9">thereafter</text:span> announced that developers would be able to develop so-called <text:span text:style-name="T1">native</text:span> applications for the iPhone.</text:h>
      <text:h text:style-name="P3" text:outline-level="1">A native application is one that<text:span text:style-name="T9"> resides </text:span>on the iPhone and runs under the iPhone’s operating system, in the same way that the iPhone’s built-in applications (such as Contacts, Stocks, and Weather) run on the device. The iPhone’s OS is actually a version of OS X, which means that applications can be developed and debugged on a MacBook Pro, for example. In fact, Apple soon provided a powerful software development kit (SDK) that allowed for <text:span text:style-name="T9">rapid </text:span>iPhone application development and debugging. The availability of an iPhone simulator made it possible for developers to debug their applications directly on their development system, <text:span text:style-name="T9">obviating</text:span> the need to download and test the program on an actual iPhone or iPod touch device.</text:h>
      <text:h text:style-name="P3" text:outline-level="1">With the introduction of the iPad in 2010, Apple started to <text:span text:style-name="T9">genericize</text:span> the <text:span text:style-name="T9">terminology</text:span> used for the operating system and the SDK that now support different devices with different physical sizes and screen resolutions. The iOS SDK allows you to develop applications for any iOS device, and as of this writing, iOS 6 is the current release of the operating system.</text:h>
      <text:h text:style-name="P3" text:outline-level="1"/>
      <text:h text:style-name="P5" text:outline-level="1"><text:bookmark text:name="filepos53536"/>What You Will Learn from This Book</text:h>
      <text:h text:style-name="P8" text:outline-level="1">When I <text:span text:style-name="T9">contemplated</text:span> writing a tutorial on Objective-C, I had to make a <text:span text:style-name="T9">fundamental </text:span>decision. As with other texts on Objective-C, I could write mine to assume that the reader already knew how to write C programs. I could also teach the language from the perspective of using the rich library of routines, such as the Foundation and UIKit frameworks. Some texts also take the approach of teaching how to use the development tools, such as the Mac’s Xcode and the tool formerly known as Interface Builder to design the UI.</text:h>
      <text:h text:style-name="P3" text:outline-level="1">I had several problems <text:span text:style-name="T9">adopting</text:span> this approach. First, learning the entire C language before learning Objective-C is wrong. C is a <text:span text:style-name="T1">procedural </text:span>language containing many features that are not necessary for programming in Objective-C, especially at the <text:span text:style-name="T9">novice</text:span> level. In fact, <text:span text:style-name="T9">resorting</text:span> to some of these features goes against the <text:span text:style-name="T9">grain</text:span> of <text:span text:style-name="T9">adhering</text:span> to a good object-oriented programming methodology. It’s also not a good idea to learn all the details of a procedural language before learning an object-oriented one. This starts the programmer in the wrong direction, and gives the wrong orientation and mindset for <text:span text:style-name="T9">fostering</text:span> a good object-oriented programming style. Just because Objective-C is an extension to the C language doesn’t mean you have to learn C first.</text:h>
      <text:h text:style-name="P3" text:outline-level="1">So, I decided neither to teach C first nor to assume prior knowledge of the language. Instead, I decided to take the <text:span text:style-name="T9">unconventional</text:span> approach of teaching <text:soft-page-break/>Objective-C and the <text:span text:style-name="T9">underlying</text:span> C language as a single <text:span text:style-name="T9">integrated</text:span> language, from an object-oriented programming <text:span text:style-name="T9">perspective</text:span>. The purpose of this book is, as its name implies, to teach you how to program in Objective-C. It does not <text:span text:style-name="T9">profess</text:span> to teach you in detail how to use the development tools that are available for entering and debugging programs, or to provide in-depth instructions on how to develop interactive graphical applications. You can learn all that material in greater detail elsewhere, after you have learned how to write programs in Objective-C. In fact, you will find mastering that material much easier when you have a solid foundation of how to program in Objective-C. This book does not assume much, if any, previous programming experience. In fact, if you are a novice programmer, with some dedication and hard work you should be able to learn Objective-C as your first programming language. Other readers have been successful at this, based on the feedback I have received from the previous editions of this book.</text:h>
      <text:h text:style-name="P3" text:outline-level="1">This book teaches Objective-C by example. As I present each new feature of the language, I usually provide a small complete program example to illustrate the feature. Just as a picture is worth a thousand words, so is a properly chosen program example. You are strongly encouraged to run each program and compare the results obtained on your system to those shown in the text. By doing so, you will learn the language and its syntax, but you will also become familiar with the process of compiling and running Objective-C programs.</text:h>
      <text:h text:style-name="P4" text:outline-level="1"><text:bookmark text:name="filepos56859"/>How This Book Is Organized</text:h>
      <text:h text:style-name="P9" text:outline-level="1"><text:span text:style-name="T2">This book is divided into three logical parts. </text:span><text:span text:style-name="T7">Part I</text:span><text:span text:style-name="T2">, “</text:span><text:span text:style-name="T7">The Objective-C Language</text:span><text:span text:style-name="T2">,” teaches the essentials of the language. </text:span><text:span text:style-name="T7">Part II</text:span><text:span text:style-name="T2">, “</text:span><text:span text:style-name="T7">The Foundation Framework</text:span><text:span text:style-name="T2">,” teaches how to use the rich </text:span><text:span text:style-name="T3">assortment</text:span><text:span text:style-name="T2"> of predefined classes that form the Foundation framework. </text:span><text:span text:style-name="T7">Part III</text:span><text:span text:style-name="T2">, “</text:span><text:span text:style-name="T7">Cocoa, Cocoa Touch, and the iOS SDK</text:span><text:span text:style-name="T2">,” gives you an overview of the Cocoa and Cocoa Touch frameworks and then walks you through the process of developing a simple iOS application using the iOS SDK.</text:span></text:h>
      <text:h text:style-name="P7" text:outline-level="1"><text:span text:style-name="T2">A </text:span><text:span text:style-name="T6">framework</text:span><text:span text:style-name="T2"> is a set of classes and routines that have been logically grouped together to make developing programs easier. Much of the power of programming in Objective-C </text:span><text:span text:style-name="T3">rests</text:span><text:span text:style-name="T2"> on the extensive frameworks that are available.</text:span></text:h>
      <text:h text:style-name="P7" text:outline-level="1"><text:span text:style-name="T7">Chapter 2</text:span><text:span text:style-name="T2">, “</text:span><text:span text:style-name="T7">Programming in Objective-C</text:span><text:span text:style-name="T2">,” begins by teaching you how to write your first program in Objective-C.</text:span></text:h>
      <text:h text:style-name="P7" text:outline-level="1"><text:span text:style-name="T2">Because this is not a book on Cocoa or iOS programming, graphical user interfaces (GUIs) are not extensively taught and are hardly even mentioned until </text:span><text:span text:style-name="T7">Part III</text:span><text:span text:style-name="T2">. So, an approach was needed to get input into a program and produce output. Most of the examples in this text take input from the keyboard </text:span><text:soft-page-break/><text:span text:style-name="T2">and produce their output in a window pane: a Terminal window if you’re using the command line, or a debug output pane if you’re using Xcode.</text:span></text:h>
      <text:h text:style-name="P7" text:outline-level="1"><text:span text:style-name="T7">Chapter 3</text:span><text:span text:style-name="T2">, “</text:span><text:span text:style-name="T7">Classes, Objects, and Methods</text:span><text:span text:style-name="T2">,” covers the fundamentals of object-oriented programming. This chapter introduces some </text:span><text:span text:style-name="T3">terminology</text:span><text:span text:style-name="T2">, but it is kept to a minimum. I also introduce the mechanism for defining a class and the means for sending messages to instances or objects. Instructors and </text:span><text:span text:style-name="T3">seasoned</text:span><text:span text:style-name="T2"> Objective-C programmers will notice that I use </text:span><text:span text:style-name="T4">static</text:span><text:span text:style-name="T2"> typing for declaring objects. I think this is the best way for the student to get started because the compiler can catch more errors, making the programs more </text:span><text:span text:style-name="T3">self-documenting</text:span><text:span text:style-name="T2"> and encouraging the new programmer to </text:span><text:span text:style-name="T3">explicitly</text:span><text:span text:style-name="T2"> declare the data types when they are known. As a result, the </text:span><text:span text:style-name="T3">notion</text:span><text:span text:style-name="T2"> of the </text:span><text:span text:style-name="Teletype"><text:span text:style-name="T5">id</text:span></text:span><text:span text:style-name="T2"> type and its power is not fully explored until </text:span><text:span text:style-name="T7">Chapter 9</text:span><text:span text:style-name="T2">, “</text:span><text:span text:style-name="T7">Polymorphism, Dynamic Typing, and Dynamic Binding</text:span><text:span text:style-name="T2">.”</text:span></text:h>
      <text:h text:style-name="P7" text:outline-level="1"><text:span text:style-name="T7">Chapter 4</text:span><text:span text:style-name="T2">, “</text:span><text:span text:style-name="T7">Data Types and Expressions</text:span><text:span text:style-name="T2">,” describes the basic Objective-C data types and how to use them in your programs.</text:span></text:h>
      <text:h text:style-name="P7" text:outline-level="1"><text:span text:style-name="T7">Chapter 5</text:span><text:span text:style-name="T2">, “</text:span><text:span text:style-name="T7">Program Looping</text:span><text:span text:style-name="T2">,” introduces the three looping statements you can use in your programs: </text:span><text:span text:style-name="Teletype"><text:span text:style-name="T5">for</text:span></text:span><text:span text:style-name="T2">, </text:span><text:span text:style-name="Teletype"><text:span text:style-name="T5">while</text:span></text:span><text:span text:style-name="T2">, and </text:span><text:span text:style-name="Teletype"><text:span text:style-name="T5">do</text:span></text:span><text:span text:style-name="T2">.</text:span></text:h>
      <text:h text:style-name="P7" text:outline-level="1"><text:span text:style-name="T2">Making decisions is fundamental to any computer programming language. </text:span><text:span text:style-name="T7">Chapter 6</text:span><text:span text:style-name="T2">, “</text:span><text:span text:style-name="T7">Making Decisions</text:span><text:span text:style-name="T2">,” covers the Objective-C language’s </text:span><text:span text:style-name="Teletype"><text:span text:style-name="T5">if</text:span></text:span><text:span text:style-name="T2"> and</text:span><text:span text:style-name="Teletype"><text:span text:style-name="T5">switch</text:span></text:span><text:span text:style-name="T2"> statements in detail.</text:span></text:h>
      <text:h text:style-name="P7" text:outline-level="1"><text:span text:style-name="T7">Chapter 7</text:span><text:span text:style-name="T2">, “</text:span><text:span text:style-name="T7">More on Classes</text:span><text:span text:style-name="T2">,” </text:span><text:span text:style-name="T3">delves</text:span><text:span text:style-name="T2"> more deeply into working with classes and objects. Details about methods, multiple arguments to methods, and local variables are discussed here.</text:span></text:h>
      <text:h text:style-name="P7" text:outline-level="1"><text:span text:style-name="T7">Chapter 8</text:span><text:span text:style-name="T2">, “</text:span><text:span text:style-name="T8">Inheritance</text:span><text:span text:style-name="T2">,” introduces the key concept of inheritance. This feature makes the development of programs easier because you can take advantage of what comes from above. Inheritance and the </text:span><text:span text:style-name="T3">notion</text:span><text:span text:style-name="T2"> of subclasses make modifying and extending existing class definitions easy.</text:span></text:h>
      <text:h text:style-name="P7" text:outline-level="1"><text:span text:style-name="T7">Chapter 9</text:span><text:span text:style-name="T2"> discusses three fundamental characteristics of the Objective-C language. </text:span><text:span text:style-name="T3">Polymorphism</text:span><text:span text:style-name="T2">, dynamic typing, and dynamic </text:span><text:span text:style-name="T3">binding</text:span><text:span text:style-name="T2"> are the key concepts covered here.</text:span></text:h>
      <text:h text:style-name="P7" text:outline-level="1"><text:span text:style-name="T7">Chapters 10</text:span><text:span text:style-name="T2">–</text:span><text:span text:style-name="T8">13</text:span><text:span text:style-name="T3"> round</text:span><text:span text:style-name="T2"> out the discussion of the Objective-C language, covering issues such as initialization of objects, blocks, protocols, </text:span><text:span text:style-name="T3">categories</text:span><text:span text:style-name="T2">, the preprocessor, and some of the </text:span><text:span text:style-name="T3">underlying</text:span><text:span text:style-name="T2"> C features, including functions, arrays, structures, and pointers. These underlying features are often unnecessary (and often best avoided) when first developing object-oriented applications. It’s recommended that you skim </text:span><text:span text:style-name="T7">Chapter 13</text:span><text:span text:style-name="T2">, “</text:span><text:span text:style-name="T7">Underlying C Language Features</text:span><text:span text:style-name="T2">,” the first time through the text and return to it only as necessary to learn more about a particular feature of the language. </text:span><text:span text:style-name="T7">Chapter 13</text:span><text:span text:style-name="T2"> also introduces a recent addition to the C language known as </text:span><text:span text:style-name="T6">blocks</text:span><text:span text:style-name="T2">. This should be learned after you </text:span><text:soft-page-break/><text:span text:style-name="T2">learn about how to write functions, since the syntax of the former is </text:span><text:span text:style-name="T3">derived</text:span><text:span text:style-name="T2"> from the latter.</text:span></text:h>
      <text:h text:style-name="P7" text:outline-level="1"><text:span text:style-name="T7">Part II</text:span><text:span text:style-name="T2"> begins with </text:span><text:span text:style-name="T7">Chapter 14</text:span><text:span text:style-name="T2">, “</text:span><text:span text:style-name="T7">Introduction to the Foundation Framework</text:span><text:span text:style-name="T2">,” which gives an introduction to the Foundation framework and how to use its </text:span><text:span text:style-name="T3">voluminous</text:span><text:span text:style-name="T2"> documentation.</text:span></text:h>
      <text:h text:style-name="P7" text:outline-level="1"><text:span text:style-name="T7">Chapters 15</text:span><text:span text:style-name="T2">–</text:span><text:span text:style-name="T7">19</text:span><text:span text:style-name="T2"> cover important features of the Foundation framework. These include number and string objects, collections, the file system, memory management, and the process of copying and archiving objects.</text:span></text:h>
      <text:h text:style-name="P7" text:outline-level="1"><text:span text:style-name="T2">By the time you’re done with </text:span><text:span text:style-name="T7">Part II</text:span><text:span text:style-name="T2">, you will be able to develop fairly </text:span><text:span text:style-name="T3">sophisticated</text:span><text:span text:style-name="T2"> programs in Objective-C that work with the Foundation framework.</text:span></text:h>
      <text:h text:style-name="P7" text:outline-level="1"><text:span text:style-name="T7">Part III</text:span><text:span text:style-name="T2"> starts with </text:span><text:span text:style-name="T7">Chapter 20</text:span><text:span text:style-name="T2">, “</text:span><text:span text:style-name="T7">Introduction to Cocoa and Cocoa Touch</text:span><text:span text:style-name="T2">” Here you get a quick overview of the frameworks that provide the classes you need to develop sophisticated graphical applications on the Mac and on your iOS devices.</text:span></text:h>
      <text:h text:style-name="P7" text:outline-level="1"><text:span text:style-name="T7">Chapter 21</text:span><text:span text:style-name="T2">, “</text:span><text:span text:style-name="T7">Writing iOS Applications</text:span><text:span text:style-name="T2">,” introduces the iOS SDK and the UIKit framework. This chapter illustrates a step-by-step approach to writing a simple iOS application, followed </text:span><text:bookmark text:name="filepos63977"/><text:span text:style-name="T2">by a more sophisticated calculator application that enables you to use your iPhone to perform simple arithmetic calculations with fractions.</text:span></text:h>
      <text:h text:style-name="P7" text:outline-level="1"><text:span text:style-name="T2">Because object-oriented </text:span><text:span text:style-name="T3">parlance</text:span><text:span text:style-name="T2"> involves a fair amount of </text:span><text:span text:style-name="T3">terminology</text:span><text:span text:style-name="T2">, </text:span><text:span text:style-name="T7">Appendix A</text:span><text:span text:style-name="T2">, “</text:span><text:span text:style-name="T7">Glossary</text:span><text:span text:style-name="T2">,” provides definitions of some common terms.</text:span></text:h>
      <text:h text:style-name="P7" text:outline-level="1"><text:span text:style-name="T7">Appendix B</text:span><text:span text:style-name="T2">, “</text:span><text:span text:style-name="T7">Address Book Example Source Code</text:span><text:span text:style-name="T2">,” gives the source code listing for two classes that are developed and used extensively in </text:span><text:span text:style-name="T7">Part II</text:span><text:span text:style-name="T7"> </text:span><text:span text:style-name="T2">of this text. These classes define address card and address book classes. Methods enable you to perform simple operations such as adding and removing address cards from the address book, looking up someone, listing the contents of the address book, and so on.</text:span></text:h>
      <text:h text:style-name="P3" text:outline-level="1">After you’ve learned how to write Objective-C programs, you can go in several directions. You might want to learn more about the underlying C programming language, or you might want to start writing Cocoa programs to run on OS X, or you might want to develop more-sophisticated iOS applications.</text:h>
      <text:h text:style-name="P3" text:outline-level="1"/>
      <text:h text:style-name="P6" text:outline-level="1"><text:bookmark text:name="filepos65253"/>Support</text:h>
      <text:h text:style-name="P11" text:outline-level="1">If you go to classroomM.com/objective-c, you’ll find a forum rich with content. There you can get some source code (note that you won’t find the “official” source code for all the examples there; I firmly believe that a big part the learning process occurs when you type in the program examples yourself and learn how to identify and correct any errors), answers to exercises, <text:span text:style-name="T9">errata</text:span>, and <text:span text:style-name="T9">quizzes</text:span>; you can also pose questions to me and fellow forum members. The forum has turned into a rich <text:soft-page-break/>community of active members who are happy to help other members solve their problems and answer their questions. Please go, join, and participate!</text:h>
      <text:h text:style-name="P10" text:outline-level="1"><text:bookmark text:name="filepos66031"/>Acknowledgments</text:h>
      <text:h text:style-name="P11" text:outline-level="1">I would like to acknowledge several people for their help in the preparation of the first edition of this text. First, I want to thank Tony Iannino and Steven Levy for reviewing the manuscript. I am also grateful to Mike Gaines for providing his input.</text:h>
      <text:h text:style-name="P12" text:outline-level="1">I’d also like to thank my technical editors, Jack Purdum (first edition), Wendy Mui (third edition) and Mike Trent (first, second, and fifth editions). I was particularly lucky to have Mike review the first two editions of this text. He provided the most thorough review of any book I’ve ever written. Not only did he point out weaknesses, but he was also generous enough to offer his suggestions. Because of Mike’s comments in the first edition, I changed my approach to teaching memory management and tried to make sure that every program example in this book was “leak free.” This was prior to the fourth edition, where the strong emphasis on memory management became obsolete with the introduction of ARC. Mike also provided invaluable input for my chapter on iOS programming.</text:h>
      <text:h text:style-name="P12" text:outline-level="1">From the first edition, Catherine Babin supplied the cover photograph and provided me with many wonderful pictures to choose from. Having the cover art from a friend made the book even more special.</text:h>
      <text:h text:style-name="P12" text:outline-level="1">I am so grateful to Mark Taber (for all editions) from Pearson for putting up with all delays and for being kind enough to work around my schedule and to tolerate my consistent missing of deadlines. I am extremely grateful to Michael de Haan and Wendy Mui for doing an incredible, unsolicited job proofreading the first printing of the second edition.</text:h>
      <text:h text:style-name="P12" text:outline-level="1">As noted at the start of this Introduction, Dennis Ritchie invented the C language. He was also a co-inventor of the Unix operating system, which is the basis for OS X and iOS. Sadly, the world lost both Dennis Ritchie and Steve Jobs within the span of a week in 2011. These two people had a profound effect on my career; this book would not exist if not for them.</text:h>
      <text:h text:style-name="P12" text:outline-level="1">Finally, I’d like to thank the members of the forum at classroomM.com/objective-c for all their feedback, support, and kind words.</text:h>
      <text:h text:style-name="P10" text:outline-level="1"><text:bookmark text:name="filepos68504"/>Preface to the Fifth Edition</text:h>
      <text:h text:style-name="P11" text:outline-level="1">In June 2012 Apple announced some changes to the syntax of the Objective-C language. These mostly had to do with the way number, array, and dictionary objects could be initialized and accessed. These changes were the <text:span text:style-name="T9">motivation</text:span> for this latest edition.</text:h>
      <text:h text:style-name="P12" text:outline-level="1">Stephen G. Kochan</text:h>
      <text:h text:style-name="P12" text:outline-level="1">November 2012</text:h>
      <text:h text:style-name="P3" text:outline-level="1"/>
      <text:h text:style-name="P3" text:outline-level="1"/>
      <text:h text:style-name="P3" text:outline-level="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erif1" svg:font-family="'Liberation Serif'"/>
    <style:font-face style:name="Lohit Hindi1" svg:font-family="'Lohit Hindi'"/>
    <style:font-face style:name="monospace" svg:font-family="monospace"/>
    <style:font-face style:name="DejaVu Sans Mono" svg:font-family="'DejaVu Sans Mono'" style:font-family-generic="modern" style:font-pitch="fixed"/>
    <style:font-face style:name="Lohit Hindi2" svg:font-family="'Lohit Hindi'" style:font-family-generic="modern" style:font-pitch="fixed"/>
    <style:font-face style:name="WenQuanYi Zen Hei Mono" svg:font-family="'WenQuanYi Zen Hei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style:font-face style:name="微软雅黑" svg:font-family="微软雅黑"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微软雅黑" style:font-size-asian="14pt" style:font-name-complex="Lohit Hindi" style:font-size-complex="14pt"/>
    </style:style>
    <style:style style:name="Text_20_body" style:display-name="Text body" style:family="paragraph" style:parent-style-name="Standard" style:default-outline-level="1" style:list-style-name=""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DejaVu Sans Mono" style:font-name-asian="WenQuanYi Zen Hei Mono" style:font-name-complex="Lohit Hindi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ixinghe </meta:initial-creator>
    <meta:creation-date>2013-04-18T22:03:32</meta:creation-date>
    <dc:date>2013-04-18T22:38:52</dc:date>
    <dc:creator>lixinghe </dc:creator>
    <meta:editing-duration>PT25M44S</meta:editing-duration>
    <meta:editing-cycles>2</meta:editing-cycles>
    <meta:generator>LibreOffice/3.5$Linux_X86_64 LibreOffice_project/350m1$Build-2</meta:generator>
    <meta:document-statistic meta:table-count="0" meta:image-count="0" meta:object-count="0" meta:page-count="6" meta:paragraph-count="49" meta:word-count="2552" meta:character-count="15875" meta:non-whitespace-character-count="13372"/>
  </office:meta>
</office:document-meta>
</file>